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218.0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TComp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TComp1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minsplit</text:p>
          </table:table-cell>
          <table:table-cell table:style-name="ce1" office:value-type="string" calcext:value-type="string">
            <text:p>minbucket</text:p>
          </table:table-cell>
          <table:table-cell table:style-name="ce1" office:value-type="string" calcext:value-type="string">
            <text:p>maxdepth</text:p>
          </table:table-cell>
          <table:table-cell table:style-name="ce1" office:value-type="string" calcext:value-type="string">
            <text:p>xval_folds</text:p>
          </table:table-cell>
          <table:table-cell table:style-name="ce1" office:value-type="string" calcext:value-type="string">
            <text:p>ganancia</text:p>
          </table:table-cell>
          <table:table-cell table:style-name="ce1" office:value-type="string" calcext:value-type="string">
            <text:p>iteracion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21235</text:p>
          </table:table-cell>
          <table:table-cell table:style-name="ce1" office:value-type="float" office:value="-0.83846467880935" calcext:value-type="float">
            <text:p>-0.83846467880935</text:p>
          </table:table-cell>
          <table:table-cell table:style-name="ce1" office:value-type="float" office:value="994.535989874973" calcext:value-type="float">
            <text:p>994.535989874973</text:p>
          </table:table-cell>
          <table:table-cell table:style-name="ce1" office:value-type="float" office:value="268.603306554137" calcext:value-type="float">
            <text:p>268.60330655413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410666.6666667" calcext:value-type="float">
            <text:p>21410666.6666667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13649</text:p>
          </table:table-cell>
          <table:table-cell table:style-name="ce1" office:value-type="float" office:value="-0.644891166369713" calcext:value-type="float">
            <text:p>-0.644891166369713</text:p>
          </table:table-cell>
          <table:table-cell table:style-name="ce1" office:value-type="float" office:value="980.712215510614" calcext:value-type="float">
            <text:p>980.712215510614</text:p>
          </table:table-cell>
          <table:table-cell table:style-name="ce1" office:value-type="float" office:value="263.044508876933" calcext:value-type="float">
            <text:p>263.04450887693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408000" calcext:value-type="float">
            <text:p>2140800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30429</text:p>
          </table:table-cell>
          <table:table-cell table:style-name="ce1" office:value-type="float" office:value="-0.483588487232122" calcext:value-type="float">
            <text:p>-0.483588487232122</text:p>
          </table:table-cell>
          <table:table-cell table:style-name="ce1" office:value-type="float" office:value="1112.93753872278" calcext:value-type="float">
            <text:p>1112.93753872278</text:p>
          </table:table-cell>
          <table:table-cell table:style-name="ce1" office:value-type="float" office:value="254.064832399587" calcext:value-type="float">
            <text:p>254.06483239958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362666.6666667" calcext:value-type="float">
            <text:p>21362666.6666667</text:p>
          </table:table-cell>
          <table:table-cell table:style-name="ce1" office:value-type="float" office:value="115" calcext:value-type="float">
            <text:p>1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20208</text:p>
          </table:table-cell>
          <table:table-cell table:style-name="ce1" office:value-type="float" office:value="-0.492460423937315" calcext:value-type="float">
            <text:p>-0.492460423937315</text:p>
          </table:table-cell>
          <table:table-cell table:style-name="ce1" office:value-type="float" office:value="889.806865241811" calcext:value-type="float">
            <text:p>889.806865241811</text:p>
          </table:table-cell>
          <table:table-cell table:style-name="ce1" office:value-type="float" office:value="268.967527366345" calcext:value-type="float">
            <text:p>268.96752736634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330666.6666667" calcext:value-type="float">
            <text:p>21330666.666666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20708</text:p>
          </table:table-cell>
          <table:table-cell table:style-name="ce1" office:value-type="float" office:value="-0.123478796152055" calcext:value-type="float">
            <text:p>-0.123478796152055</text:p>
          </table:table-cell>
          <table:table-cell table:style-name="ce1" office:value-type="float" office:value="1083.01756768794" calcext:value-type="float">
            <text:p>1083.01756768794</text:p>
          </table:table-cell>
          <table:table-cell table:style-name="ce1" office:value-type="float" office:value="178.431278275963" calcext:value-type="float">
            <text:p>178.43127827596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320000" calcext:value-type="float">
            <text:p>2132000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30634</text:p>
          </table:table-cell>
          <table:table-cell table:style-name="ce1" office:value-type="float" office:value="-0.840743780649589" calcext:value-type="float">
            <text:p>-0.840743780649589</text:p>
          </table:table-cell>
          <table:table-cell table:style-name="ce1" office:value-type="float" office:value="933.12468321838" calcext:value-type="float">
            <text:p>933.12468321838</text:p>
          </table:table-cell>
          <table:table-cell table:style-name="ce1" office:value-type="float" office:value="268.127008536625" calcext:value-type="float">
            <text:p>268.12700853662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312000" calcext:value-type="float">
            <text:p>21312000</text:p>
          </table:table-cell>
          <table:table-cell table:style-name="ce1" office:value-type="float" office:value="116" calcext:value-type="float">
            <text:p>11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25109</text:p>
          </table:table-cell>
          <table:table-cell table:style-name="ce1" office:value-type="float" office:value="-0.359144191632397" calcext:value-type="float">
            <text:p>-0.359144191632397</text:p>
          </table:table-cell>
          <table:table-cell table:style-name="ce1" office:value-type="float" office:value="1151.48860351757" calcext:value-type="float">
            <text:p>1151.48860351757</text:p>
          </table:table-cell>
          <table:table-cell table:style-name="ce1" office:value-type="float" office:value="250.846755576218" calcext:value-type="float">
            <text:p>250.8467555762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306666.6666667" calcext:value-type="float">
            <text:p>21306666.6666667</text:p>
          </table:table-cell>
          <table:table-cell table:style-name="ce1" office:value-type="float" office:value="108" calcext:value-type="float">
            <text:p>10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22016</text:p>
          </table:table-cell>
          <table:table-cell table:style-name="ce1" office:value-type="float" office:value="-0.999570499455975" calcext:value-type="float">
            <text:p>-0.999570499455975</text:p>
          </table:table-cell>
          <table:table-cell table:style-name="ce1" office:value-type="float" office:value="1055.11074338728" calcext:value-type="float">
            <text:p>1055.11074338728</text:p>
          </table:table-cell>
          <table:table-cell table:style-name="ce1" office:value-type="float" office:value="247.987410231042" calcext:value-type="float">
            <text:p>247.98741023104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274666.6666667" calcext:value-type="float">
            <text:p>21274666.6666667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25809</text:p>
          </table:table-cell>
          <table:table-cell table:style-name="ce1" office:value-type="float" office:value="-0.373411709184466" calcext:value-type="float">
            <text:p>-0.373411709184466</text:p>
          </table:table-cell>
          <table:table-cell table:style-name="ce1" office:value-type="float" office:value="1008.76446097526" calcext:value-type="float">
            <text:p>1008.76446097526</text:p>
          </table:table-cell>
          <table:table-cell table:style-name="ce1" office:value-type="float" office:value="240.952671823878" calcext:value-type="float">
            <text:p>240.95267182387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274666.6666667" calcext:value-type="float">
            <text:p>21274666.6666667</text:p>
          </table:table-cell>
          <table:table-cell table:style-name="ce1"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0220911 025245</text:p>
          </table:table-cell>
          <table:table-cell table:style-name="ce2" office:value-type="float" office:value="-0.369572411172916" calcext:value-type="float">
            <text:p>-0.369572411172916</text:p>
          </table:table-cell>
          <table:table-cell table:style-name="ce2" office:value-type="float" office:value="1092.47506605431" calcext:value-type="float">
            <text:p>1092.47506605431</text:p>
          </table:table-cell>
          <table:table-cell table:style-name="ce2" office:value-type="float" office:value="278.211398952774" calcext:value-type="float">
            <text:p>278.2113989527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1226666.6666667" calcext:value-type="float">
            <text:p>21226666.6666667</text:p>
          </table:table-cell>
          <table:table-cell table:style-name="ce2" office:value-type="float" office:value="109" calcext:value-type="float">
            <text:p>109</text:p>
          </table:table-cell>
          <table:table-cell table:style-name="ce1" office:value-type="string" calcext:value-type="string">
            <text:p>Parámetros con que se generó la salid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0220911 023133</text:p>
          </table:table-cell>
          <table:table-cell table:style-name="ce1" office:value-type="float" office:value="-0.567077783973877" calcext:value-type="float">
            <text:p>-0.567077783973877</text:p>
          </table:table-cell>
          <table:table-cell table:style-name="ce1" office:value-type="float" office:value="1016.64165175967" calcext:value-type="float">
            <text:p>1016.64165175967</text:p>
          </table:table-cell>
          <table:table-cell table:style-name="ce1" office:value-type="float" office:value="235.42443199988" calcext:value-type="float">
            <text:p>235.4244319998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216000" calcext:value-type="float">
            <text:p>21216000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24841</text:p>
          </table:table-cell>
          <table:table-cell table:style-name="ce1" office:value-type="float" office:value="-0.245732642524865" calcext:value-type="float">
            <text:p>-0.245732642524865</text:p>
          </table:table-cell>
          <table:table-cell table:style-name="ce1" office:value-type="float" office:value="1085.39439041196" calcext:value-type="float">
            <text:p>1085.39439041196</text:p>
          </table:table-cell>
          <table:table-cell table:style-name="ce1" office:value-type="float" office:value="201.994725264203" calcext:value-type="float">
            <text:p>201.99472526420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210666.6666667" calcext:value-type="float">
            <text:p>21210666.6666667</text:p>
          </table:table-cell>
          <table:table-cell table:style-name="ce1" office:value-type="float" office:value="107" calcext:value-type="float">
            <text:p>10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12102</text:p>
          </table:table-cell>
          <table:table-cell table:style-name="ce1" office:value-type="float" office:value="-0.999447269040486" calcext:value-type="float">
            <text:p>-0.999447269040486</text:p>
          </table:table-cell>
          <table:table-cell table:style-name="ce1" office:value-type="float" office:value="491.078040423327" calcext:value-type="float">
            <text:p>491.078040423327</text:p>
          </table:table-cell>
          <table:table-cell table:style-name="ce1" office:value-type="float" office:value="127.641876417905" calcext:value-type="float">
            <text:p>127.6418764179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178666.6666667" calcext:value-type="float">
            <text:p>21178666.6666667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22248</text:p>
          </table:table-cell>
          <table:table-cell table:style-name="ce1" office:value-type="float" office:value="-0.443763785831819" calcext:value-type="float">
            <text:p>-0.443763785831819</text:p>
          </table:table-cell>
          <table:table-cell table:style-name="ce1" office:value-type="float" office:value="1047.14674559118" calcext:value-type="float">
            <text:p>1047.14674559118</text:p>
          </table:table-cell>
          <table:table-cell table:style-name="ce1" office:value-type="float" office:value="218.165519193538" calcext:value-type="float">
            <text:p>218.16551919353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176000" calcext:value-type="float">
            <text:p>21176000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23637</text:p>
          </table:table-cell>
          <table:table-cell table:style-name="ce1" office:value-type="float" office:value="-0.638415857084159" calcext:value-type="float">
            <text:p>-0.638415857084159</text:p>
          </table:table-cell>
          <table:table-cell table:style-name="ce1" office:value-type="float" office:value="1055.35027938475" calcext:value-type="float">
            <text:p>1055.35027938475</text:p>
          </table:table-cell>
          <table:table-cell table:style-name="ce1" office:value-type="float" office:value="200.641018331878" calcext:value-type="float">
            <text:p>200.64101833187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170666.6666667" calcext:value-type="float">
            <text:p>21170666.6666667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30041</text:p>
          </table:table-cell>
          <table:table-cell table:style-name="ce1" office:value-type="float" office:value="-0.864096437250821" calcext:value-type="float">
            <text:p>-0.864096437250821</text:p>
          </table:table-cell>
          <table:table-cell table:style-name="ce1" office:value-type="float" office:value="999.612294975204" calcext:value-type="float">
            <text:p>999.612294975204</text:p>
          </table:table-cell>
          <table:table-cell table:style-name="ce1" office:value-type="float" office:value="211.64381694972" calcext:value-type="float">
            <text:p>211.6438169497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149333.3333333" calcext:value-type="float">
            <text:p>21149333.3333333</text:p>
          </table:table-cell>
          <table:table-cell table:style-name="ce1" office:value-type="float" office:value="113" calcext:value-type="float">
            <text:p>11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11933</text:p>
          </table:table-cell>
          <table:table-cell table:style-name="ce1" office:value-type="float" office:value="-0.709478186347768" calcext:value-type="float">
            <text:p>-0.709478186347768</text:p>
          </table:table-cell>
          <table:table-cell table:style-name="ce1" office:value-type="float" office:value="772.47095903569" calcext:value-type="float">
            <text:p>772.47095903569</text:p>
          </table:table-cell>
          <table:table-cell table:style-name="ce1" office:value-type="float" office:value="169.433112687695" calcext:value-type="float">
            <text:p>169.43311268769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146666.6666667" calcext:value-type="float">
            <text:p>21146666.6666667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24446</text:p>
          </table:table-cell>
          <table:table-cell table:style-name="ce1" office:value-type="float" office:value="-0.488149699361634" calcext:value-type="float">
            <text:p>-0.488149699361634</text:p>
          </table:table-cell>
          <table:table-cell table:style-name="ce1" office:value-type="float" office:value="1028.04861518718" calcext:value-type="float">
            <text:p>1028.04861518718</text:p>
          </table:table-cell>
          <table:table-cell table:style-name="ce1" office:value-type="float" office:value="280.717510183922" calcext:value-type="float">
            <text:p>280.7175101839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144000" calcext:value-type="float">
            <text:p>21144000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22906</text:p>
          </table:table-cell>
          <table:table-cell table:style-name="ce1" office:value-type="float" office:value="-0.715363758028181" calcext:value-type="float">
            <text:p>-0.715363758028181</text:p>
          </table:table-cell>
          <table:table-cell table:style-name="ce1" office:value-type="float" office:value="1065.41045075413" calcext:value-type="float">
            <text:p>1065.41045075413</text:p>
          </table:table-cell>
          <table:table-cell table:style-name="ce1" office:value-type="float" office:value="123.386023134188" calcext:value-type="float">
            <text:p>123.38602313418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122666.6666667" calcext:value-type="float">
            <text:p>21122666.6666667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11104</text:p>
          </table:table-cell>
          <table:table-cell table:style-name="ce1" office:value-type="float" office:value="-0.871633885342306" calcext:value-type="float">
            <text:p>-0.871633885342306</text:p>
          </table:table-cell>
          <table:table-cell table:style-name="ce1" office:value-type="float" office:value="807.119991330244" calcext:value-type="float">
            <text:p>807.119991330244</text:p>
          </table:table-cell>
          <table:table-cell table:style-name="ce1" office:value-type="float" office:value="263.01544671168" calcext:value-type="float">
            <text:p>263.0154467116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117333.3333333" calcext:value-type="float">
            <text:p>21117333.3333333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12546</text:p>
          </table:table-cell>
          <table:table-cell table:style-name="ce1" office:value-type="float" office:value="-0.756309919956151" calcext:value-type="float">
            <text:p>-0.756309919956151</text:p>
          </table:table-cell>
          <table:table-cell table:style-name="ce1" office:value-type="float" office:value="1058.11601274912" calcext:value-type="float">
            <text:p>1058.11601274912</text:p>
          </table:table-cell>
          <table:table-cell table:style-name="ce1" office:value-type="float" office:value="214.679085705834" calcext:value-type="float">
            <text:p>214.67908570583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109333.3333333" calcext:value-type="float">
            <text:p>21109333.3333333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13422</text:p>
          </table:table-cell>
          <table:table-cell table:style-name="ce1" office:value-type="float" office:value="-0.807402208677148" calcext:value-type="float">
            <text:p>-0.807402208677148</text:p>
          </table:table-cell>
          <table:table-cell table:style-name="ce1" office:value-type="float" office:value="797.294407984275" calcext:value-type="float">
            <text:p>797.294407984275</text:p>
          </table:table-cell>
          <table:table-cell table:style-name="ce1" office:value-type="float" office:value="173.275734278912" calcext:value-type="float">
            <text:p>173.27573427891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101333.3333333" calcext:value-type="float">
            <text:p>21101333.3333333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05652</text:p>
          </table:table-cell>
          <table:table-cell table:style-name="ce1" office:value-type="float" office:value="-0.828566037848305" calcext:value-type="float">
            <text:p>-0.828566037848305</text:p>
          </table:table-cell>
          <table:table-cell table:style-name="ce1" office:value-type="float" office:value="1088.42757511971" calcext:value-type="float">
            <text:p>1088.42757511971</text:p>
          </table:table-cell>
          <table:table-cell table:style-name="ce1" office:value-type="float" office:value="2.5350907738199" calcext:value-type="float">
            <text:p>2.535090773819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098666.6666667" calcext:value-type="float">
            <text:p>21098666.6666667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21625</text:p>
          </table:table-cell>
          <table:table-cell table:style-name="ce1" office:value-type="float" office:value="-0.567072362434521" calcext:value-type="float">
            <text:p>-0.567072362434521</text:p>
          </table:table-cell>
          <table:table-cell table:style-name="ce1" office:value-type="float" office:value="1019.30333240339" calcext:value-type="float">
            <text:p>1019.30333240339</text:p>
          </table:table-cell>
          <table:table-cell table:style-name="ce1" office:value-type="float" office:value="90.3105840848527" calcext:value-type="float">
            <text:p>90.310584084852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018666.6666667" calcext:value-type="float">
            <text:p>21018666.6666667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13216</text:p>
          </table:table-cell>
          <table:table-cell table:style-name="ce1" office:value-type="float" office:value="-0.116082456783079" calcext:value-type="float">
            <text:p>-0.116082456783079</text:p>
          </table:table-cell>
          <table:table-cell table:style-name="ce1" office:value-type="float" office:value="950.773284964846" calcext:value-type="float">
            <text:p>950.773284964846</text:p>
          </table:table-cell>
          <table:table-cell table:style-name="ce1" office:value-type="float" office:value="57.6300705717546" calcext:value-type="float">
            <text:p>57.630070571754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013333.3333333" calcext:value-type="float">
            <text:p>21013333.3333333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25403</text:p>
          </table:table-cell>
          <table:table-cell table:style-name="ce1" office:value-type="float" office:value="-0.383823577693502" calcext:value-type="float">
            <text:p>-0.383823577693502</text:p>
          </table:table-cell>
          <table:table-cell table:style-name="ce1" office:value-type="float" office:value="1004.21078515527" calcext:value-type="float">
            <text:p>1004.21078515527</text:p>
          </table:table-cell>
          <table:table-cell table:style-name="ce1" office:value-type="float" office:value="421.145726256691" calcext:value-type="float">
            <text:p>421.14572625669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965333.3333333" calcext:value-type="float">
            <text:p>20965333.3333333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0 235133</text:p>
          </table:table-cell>
          <table:table-cell table:style-name="ce1" office:value-type="float" office:value="-0.16140151657496" calcext:value-type="float">
            <text:p>-0.16140151657496</text:p>
          </table:table-cell>
          <table:table-cell table:style-name="ce1" office:value-type="float" office:value="1287.78298790931" calcext:value-type="float">
            <text:p>1287.78298790931</text:p>
          </table:table-cell>
          <table:table-cell table:style-name="ce1" office:value-type="float" office:value="275.493516626149" calcext:value-type="float">
            <text:p>275.49351662614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914666.6666667" calcext:value-type="float">
            <text:p>20914666.6666667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0 234435</text:p>
          </table:table-cell>
          <table:table-cell table:style-name="ce1" office:value-type="float" office:value="-0.998415491419534" calcext:value-type="float">
            <text:p>-0.998415491419534</text:p>
          </table:table-cell>
          <table:table-cell table:style-name="ce1" office:value-type="float" office:value="1131.17272549216" calcext:value-type="float">
            <text:p>1131.17272549216</text:p>
          </table:table-cell>
          <table:table-cell table:style-name="ce1" office:value-type="float" office:value="317.187198339961" calcext:value-type="float">
            <text:p>317.18719833996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882666.6666667" calcext:value-type="float">
            <text:p>20882666.6666667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15943</text:p>
          </table:table-cell>
          <table:table-cell table:style-name="ce1" office:value-type="float" office:value="-0.681804435514056" calcext:value-type="float">
            <text:p>-0.681804435514056</text:p>
          </table:table-cell>
          <table:table-cell table:style-name="ce1" office:value-type="float" office:value="948.898165660662" calcext:value-type="float">
            <text:p>948.898165660662</text:p>
          </table:table-cell>
          <table:table-cell table:style-name="ce1" office:value-type="float" office:value="312.786390013673" calcext:value-type="float">
            <text:p>312.78639001367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882666.6666667" calcext:value-type="float">
            <text:p>20882666.6666667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12940</text:p>
          </table:table-cell>
          <table:table-cell table:style-name="ce1" office:value-type="float" office:value="-0.801728696130285" calcext:value-type="float">
            <text:p>-0.801728696130285</text:p>
          </table:table-cell>
          <table:table-cell table:style-name="ce1" office:value-type="float" office:value="724.7976346085" calcext:value-type="float">
            <text:p>724.7976346085</text:p>
          </table:table-cell>
          <table:table-cell table:style-name="ce1" office:value-type="float" office:value="264.938125933976" calcext:value-type="float">
            <text:p>264.93812593397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872000" calcext:value-type="float">
            <text:p>20872000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15139</text:p>
          </table:table-cell>
          <table:table-cell table:style-name="ce1" office:value-type="float" office:value="-0.143124110472744" calcext:value-type="float">
            <text:p>-0.143124110472744</text:p>
          </table:table-cell>
          <table:table-cell table:style-name="ce1" office:value-type="float" office:value="773.529748023854" calcext:value-type="float">
            <text:p>773.529748023854</text:p>
          </table:table-cell>
          <table:table-cell table:style-name="ce1" office:value-type="float" office:value="280.847949743762" calcext:value-type="float">
            <text:p>280.84794974376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869333.3333333" calcext:value-type="float">
            <text:p>20869333.3333333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03021</text:p>
          </table:table-cell>
          <table:table-cell table:style-name="ce1" office:value-type="float" office:value="-0.865406630211534" calcext:value-type="float">
            <text:p>-0.865406630211534</text:p>
          </table:table-cell>
          <table:table-cell table:style-name="ce1" office:value-type="float" office:value="1280.4678242926" calcext:value-type="float">
            <text:p>1280.4678242926</text:p>
          </table:table-cell>
          <table:table-cell table:style-name="ce1" office:value-type="float" office:value="131.729359192201" calcext:value-type="float">
            <text:p>131.72935919220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856000" calcext:value-type="float">
            <text:p>20856000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15317</text:p>
          </table:table-cell>
          <table:table-cell table:style-name="ce1" office:value-type="float" office:value="-0.889504184535355" calcext:value-type="float">
            <text:p>-0.889504184535355</text:p>
          </table:table-cell>
          <table:table-cell table:style-name="ce1" office:value-type="float" office:value="1223.14762426867" calcext:value-type="float">
            <text:p>1223.14762426867</text:p>
          </table:table-cell>
          <table:table-cell table:style-name="ce1" office:value-type="float" office:value="191.189242573889" calcext:value-type="float">
            <text:p>191.18924257388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850666.6666667" calcext:value-type="float">
            <text:p>20850666.6666667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04804</text:p>
          </table:table-cell>
          <table:table-cell table:style-name="ce1" office:value-type="float" office:value="-0.809792255943059" calcext:value-type="float">
            <text:p>-0.809792255943059</text:p>
          </table:table-cell>
          <table:table-cell table:style-name="ce1" office:value-type="float" office:value="1558.76243701939" calcext:value-type="float">
            <text:p>1558.76243701939</text:p>
          </table:table-cell>
          <table:table-cell table:style-name="ce1" office:value-type="float" office:value="287.178680744994" calcext:value-type="float">
            <text:p>287.17868074499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848000" calcext:value-type="float">
            <text:p>2084800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0 234916</text:p>
          </table:table-cell>
          <table:table-cell table:style-name="ce1" office:value-type="float" office:value="-0.141522891660024" calcext:value-type="float">
            <text:p>-0.141522891660024</text:p>
          </table:table-cell>
          <table:table-cell table:style-name="ce1" office:value-type="float" office:value="934.715980586587" calcext:value-type="float">
            <text:p>934.715980586587</text:p>
          </table:table-cell>
          <table:table-cell table:style-name="ce1" office:value-type="float" office:value="101.738380258259" calcext:value-type="float">
            <text:p>101.73838025825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840000" calcext:value-type="float">
            <text:p>2084000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01837</text:p>
          </table:table-cell>
          <table:table-cell table:style-name="ce1" office:value-type="float" office:value="-0.917536185050918" calcext:value-type="float">
            <text:p>-0.917536185050918</text:p>
          </table:table-cell>
          <table:table-cell table:style-name="ce1" office:value-type="float" office:value="791.403662245528" calcext:value-type="float">
            <text:p>791.403662245528</text:p>
          </table:table-cell>
          <table:table-cell table:style-name="ce1" office:value-type="float" office:value="304.115917339031" calcext:value-type="float">
            <text:p>304.11591733903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826666.6666667" calcext:value-type="float">
            <text:p>20826666.6666667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30858</text:p>
          </table:table-cell>
          <table:table-cell table:style-name="ce1" office:value-type="float" office:value="-0.999511250782004" calcext:value-type="float">
            <text:p>-0.999511250782004</text:p>
          </table:table-cell>
          <table:table-cell table:style-name="ce1" office:value-type="float" office:value="1516.63035965668" calcext:value-type="float">
            <text:p>1516.63035965668</text:p>
          </table:table-cell>
          <table:table-cell table:style-name="ce1" office:value-type="float" office:value="260.171495455094" calcext:value-type="float">
            <text:p>260.17149545509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781333.3333333" calcext:value-type="float">
            <text:p>20781333.3333333</text:p>
          </table:table-cell>
          <table:table-cell table:style-name="ce1" office:value-type="float" office:value="117" calcext:value-type="float">
            <text:p>1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25603</text:p>
          </table:table-cell>
          <table:table-cell table:style-name="ce1" office:value-type="float" office:value="-0.747993416210814" calcext:value-type="float">
            <text:p>-0.747993416210814</text:p>
          </table:table-cell>
          <table:table-cell table:style-name="ce1" office:value-type="float" office:value="1050.15642522393" calcext:value-type="float">
            <text:p>1050.15642522393</text:p>
          </table:table-cell>
          <table:table-cell table:style-name="ce1" office:value-type="float" office:value="97.5652684083739" calcext:value-type="float">
            <text:p>97.565268408373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773333.3333333" calcext:value-type="float">
            <text:p>20773333.3333333</text:p>
          </table:table-cell>
          <table:table-cell table:style-name="ce1"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11315</text:p>
          </table:table-cell>
          <table:table-cell table:style-name="ce1" office:value-type="float" office:value="-0.962293974341921" calcext:value-type="float">
            <text:p>-0.962293974341921</text:p>
          </table:table-cell>
          <table:table-cell table:style-name="ce1" office:value-type="float" office:value="845.126453344494" calcext:value-type="float">
            <text:p>845.126453344494</text:p>
          </table:table-cell>
          <table:table-cell table:style-name="ce1" office:value-type="float" office:value="322.018209274381" calcext:value-type="float">
            <text:p>322.01820927438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765333.3333333" calcext:value-type="float">
            <text:p>20765333.3333333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20436</text:p>
          </table:table-cell>
          <table:table-cell table:style-name="ce1" office:value-type="float" office:value="-0.158154260479022" calcext:value-type="float">
            <text:p>-0.158154260479022</text:p>
          </table:table-cell>
          <table:table-cell table:style-name="ce1" office:value-type="float" office:value="979.502817147994" calcext:value-type="float">
            <text:p>979.502817147994</text:p>
          </table:table-cell>
          <table:table-cell table:style-name="ce1" office:value-type="float" office:value="2.70148734938479" calcext:value-type="float">
            <text:p>2.7014873493847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728000" calcext:value-type="float">
            <text:p>20728000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23438</text:p>
          </table:table-cell>
          <table:table-cell table:style-name="ce1" office:value-type="float" office:value="-0.503771515926343" calcext:value-type="float">
            <text:p>-0.503771515926343</text:p>
          </table:table-cell>
          <table:table-cell table:style-name="ce1" office:value-type="float" office:value="664.028365484246" calcext:value-type="float">
            <text:p>664.028365484246</text:p>
          </table:table-cell>
          <table:table-cell table:style-name="ce1" office:value-type="float" office:value="328.291990549011" calcext:value-type="float">
            <text:p>328.2919905490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725333.3333333" calcext:value-type="float">
            <text:p>20725333.3333333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03237</text:p>
          </table:table-cell>
          <table:table-cell table:style-name="ce1" office:value-type="float" office:value="-0.862763979623967" calcext:value-type="float">
            <text:p>-0.862763979623967</text:p>
          </table:table-cell>
          <table:table-cell table:style-name="ce1" office:value-type="float" office:value="493.316364490936" calcext:value-type="float">
            <text:p>493.316364490936</text:p>
          </table:table-cell>
          <table:table-cell table:style-name="ce1" office:value-type="float" office:value="246.326959662787" calcext:value-type="float">
            <text:p>246.32695966278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722666.6666667" calcext:value-type="float">
            <text:p>20722666.6666667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04412</text:p>
          </table:table-cell>
          <table:table-cell table:style-name="ce1" office:value-type="float" office:value="-0.999817009900944" calcext:value-type="float">
            <text:p>-0.999817009900944</text:p>
          </table:table-cell>
          <table:table-cell table:style-name="ce1" office:value-type="float" office:value="745.250469027839" calcext:value-type="float">
            <text:p>745.250469027839</text:p>
          </table:table-cell>
          <table:table-cell table:style-name="ce1" office:value-type="float" office:value="370.039246033501" calcext:value-type="float">
            <text:p>370.03924603350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712000" calcext:value-type="float">
            <text:p>2071200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20854</text:p>
          </table:table-cell>
          <table:table-cell table:style-name="ce1" office:value-type="float" office:value="-0.999841458551939" calcext:value-type="float">
            <text:p>-0.999841458551939</text:p>
          </table:table-cell>
          <table:table-cell table:style-name="ce1" office:value-type="float" office:value="548.020551172083" calcext:value-type="float">
            <text:p>548.020551172083</text:p>
          </table:table-cell>
          <table:table-cell table:style-name="ce1" office:value-type="float" office:value="270.238978099345" calcext:value-type="float">
            <text:p>270.23897809934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696000" calcext:value-type="float">
            <text:p>20696000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02730</text:p>
          </table:table-cell>
          <table:table-cell table:style-name="ce1" office:value-type="float" office:value="-0.832233002629238" calcext:value-type="float">
            <text:p>-0.832233002629238</text:p>
          </table:table-cell>
          <table:table-cell table:style-name="ce1" office:value-type="float" office:value="747.542784639533" calcext:value-type="float">
            <text:p>747.542784639533</text:p>
          </table:table-cell>
          <table:table-cell table:style-name="ce1" office:value-type="float" office:value="371.377725998493" calcext:value-type="float">
            <text:p>371.37772599849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685333.3333333" calcext:value-type="float">
            <text:p>20685333.3333333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13908</text:p>
          </table:table-cell>
          <table:table-cell table:style-name="ce1" office:value-type="float" office:value="-0.612114374109668" calcext:value-type="float">
            <text:p>-0.612114374109668</text:p>
          </table:table-cell>
          <table:table-cell table:style-name="ce1" office:value-type="float" office:value="806.781410458749" calcext:value-type="float">
            <text:p>806.781410458749</text:p>
          </table:table-cell>
          <table:table-cell table:style-name="ce1" office:value-type="float" office:value="323.476167428073" calcext:value-type="float">
            <text:p>323.47616742807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616000" calcext:value-type="float">
            <text:p>20616000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10908</text:p>
          </table:table-cell>
          <table:table-cell table:style-name="ce1" office:value-type="float" office:value="-0.831994636088708" calcext:value-type="float">
            <text:p>-0.831994636088708</text:p>
          </table:table-cell>
          <table:table-cell table:style-name="ce1" office:value-type="float" office:value="1190.75048911748" calcext:value-type="float">
            <text:p>1190.75048911748</text:p>
          </table:table-cell>
          <table:table-cell table:style-name="ce1" office:value-type="float" office:value="358.282228685872" calcext:value-type="float">
            <text:p>358.28222868587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608000" calcext:value-type="float">
            <text:p>20608000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05943</text:p>
          </table:table-cell>
          <table:table-cell table:style-name="ce1" office:value-type="float" office:value="-0.838223484730313" calcext:value-type="float">
            <text:p>-0.838223484730313</text:p>
          </table:table-cell>
          <table:table-cell table:style-name="ce1" office:value-type="float" office:value="1651.5708907811" calcext:value-type="float">
            <text:p>1651.5708907811</text:p>
          </table:table-cell>
          <table:table-cell table:style-name="ce1" office:value-type="float" office:value="140.465000807238" calcext:value-type="float">
            <text:p>140.46500080723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578666.6666667" calcext:value-type="float">
            <text:p>20578666.6666667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10158</text:p>
          </table:table-cell>
          <table:table-cell table:style-name="ce1" office:value-type="float" office:value="-0.700319684683839" calcext:value-type="float">
            <text:p>-0.700319684683839</text:p>
          </table:table-cell>
          <table:table-cell table:style-name="ce1" office:value-type="float" office:value="1736.83117322229" calcext:value-type="float">
            <text:p>1736.83117322229</text:p>
          </table:table-cell>
          <table:table-cell table:style-name="ce1" office:value-type="float" office:value="395.066054524815" calcext:value-type="float">
            <text:p>395.0660545248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578666.6666667" calcext:value-type="float">
            <text:p>20578666.6666667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0 232158</text:p>
          </table:table-cell>
          <table:table-cell table:style-name="ce1" office:value-type="float" office:value="-0.386984794648015" calcext:value-type="float">
            <text:p>-0.386984794648015</text:p>
          </table:table-cell>
          <table:table-cell table:style-name="ce1" office:value-type="float" office:value="1620.14506582399" calcext:value-type="float">
            <text:p>1620.14506582399</text:p>
          </table:table-cell>
          <table:table-cell table:style-name="ce1" office:value-type="float" office:value="82.4977588243928" calcext:value-type="float">
            <text:p>82.497758824392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557333.3333333" calcext:value-type="float">
            <text:p>20557333.333333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04104</text:p>
          </table:table-cell>
          <table:table-cell table:style-name="ce1" office:value-type="float" office:value="-0.0939803186755655" calcext:value-type="float">
            <text:p>-0.093980318675566</text:p>
          </table:table-cell>
          <table:table-cell table:style-name="ce1" office:value-type="float" office:value="1732.34196150855" calcext:value-type="float">
            <text:p>1732.34196150855</text:p>
          </table:table-cell>
          <table:table-cell table:style-name="ce1" office:value-type="float" office:value="253.120251043745" calcext:value-type="float">
            <text:p>253.12025104374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525333.3333333" calcext:value-type="float">
            <text:p>20525333.3333333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05029</text:p>
          </table:table-cell>
          <table:table-cell table:style-name="ce1" office:value-type="float" office:value="-0.131922999972991" calcext:value-type="float">
            <text:p>-0.131922999972991</text:p>
          </table:table-cell>
          <table:table-cell table:style-name="ce1" office:value-type="float" office:value="1161.80206146961" calcext:value-type="float">
            <text:p>1161.80206146961</text:p>
          </table:table-cell>
          <table:table-cell table:style-name="ce1" office:value-type="float" office:value="2.05898620077577" calcext:value-type="float">
            <text:p>2.0589862007757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520000" calcext:value-type="float">
            <text:p>2052000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15719</text:p>
          </table:table-cell>
          <table:table-cell table:style-name="ce1" office:value-type="float" office:value="-0.638451037602909" calcext:value-type="float">
            <text:p>-0.638451037602909</text:p>
          </table:table-cell>
          <table:table-cell table:style-name="ce1" office:value-type="float" office:value="571.222514050668" calcext:value-type="float">
            <text:p>571.222514050668</text:p>
          </table:table-cell>
          <table:table-cell table:style-name="ce1" office:value-type="float" office:value="279.013491892087" calcext:value-type="float">
            <text:p>279.01349189208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514666.6666667" calcext:value-type="float">
            <text:p>20514666.6666667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0 233608</text:p>
          </table:table-cell>
          <table:table-cell table:style-name="ce1" office:value-type="float" office:value="-0.97959055800311" calcext:value-type="float">
            <text:p>-0.97959055800311</text:p>
          </table:table-cell>
          <table:table-cell table:style-name="ce1" office:value-type="float" office:value="1008.59450493734" calcext:value-type="float">
            <text:p>1008.59450493734</text:p>
          </table:table-cell>
          <table:table-cell table:style-name="ce1" office:value-type="float" office:value="494.855351367063" calcext:value-type="float">
            <text:p>494.85535136706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496000" calcext:value-type="float">
            <text:p>2049600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11558</text:p>
          </table:table-cell>
          <table:table-cell table:style-name="ce1" office:value-type="float" office:value="-0.519062304442081" calcext:value-type="float">
            <text:p>-0.519062304442081</text:p>
          </table:table-cell>
          <table:table-cell table:style-name="ce1" office:value-type="float" office:value="1568.26209746395" calcext:value-type="float">
            <text:p>1568.26209746395</text:p>
          </table:table-cell>
          <table:table-cell table:style-name="ce1" office:value-type="float" office:value="203.000761094562" calcext:value-type="float">
            <text:p>203.00076109456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429333.3333333" calcext:value-type="float">
            <text:p>20429333.3333333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04602</text:p>
          </table:table-cell>
          <table:table-cell table:style-name="ce1" office:value-type="float" office:value="-0.737876154479195" calcext:value-type="float">
            <text:p>-0.737876154479195</text:p>
          </table:table-cell>
          <table:table-cell table:style-name="ce1" office:value-type="float" office:value="1460.44164592624" calcext:value-type="float">
            <text:p>1460.44164592624</text:p>
          </table:table-cell>
          <table:table-cell table:style-name="ce1" office:value-type="float" office:value="463.622094610662" calcext:value-type="float">
            <text:p>463.62209461066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416000" calcext:value-type="float">
            <text:p>20416000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02056</text:p>
          </table:table-cell>
          <table:table-cell table:style-name="ce1" office:value-type="float" office:value="-0.986519944767311" calcext:value-type="float">
            <text:p>-0.986519944767311</text:p>
          </table:table-cell>
          <table:table-cell table:style-name="ce1" office:value-type="float" office:value="1998.46731609249" calcext:value-type="float">
            <text:p>1998.46731609249</text:p>
          </table:table-cell>
          <table:table-cell table:style-name="ce1" office:value-type="float" office:value="313.081937015698" calcext:value-type="float">
            <text:p>313.08193701569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368000" calcext:value-type="float">
            <text:p>2036800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22502</text:p>
          </table:table-cell>
          <table:table-cell table:style-name="ce1" office:value-type="float" office:value="-0.135904167314724" calcext:value-type="float">
            <text:p>-0.135904167314724</text:p>
          </table:table-cell>
          <table:table-cell table:style-name="ce1" office:value-type="float" office:value="1897.76127986423" calcext:value-type="float">
            <text:p>1897.76127986423</text:p>
          </table:table-cell>
          <table:table-cell table:style-name="ce1" office:value-type="float" office:value="326.391241938988" calcext:value-type="float">
            <text:p>326.39124193898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349333.3333333" calcext:value-type="float">
            <text:p>20349333.3333333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21009</text:p>
          </table:table-cell>
          <table:table-cell table:style-name="ce1" office:value-type="float" office:value="-0.922266826941339" calcext:value-type="float">
            <text:p>-0.922266826941339</text:p>
          </table:table-cell>
          <table:table-cell table:style-name="ce1" office:value-type="float" office:value="784.60258934333" calcext:value-type="float">
            <text:p>784.60258934333</text:p>
          </table:table-cell>
          <table:table-cell table:style-name="ce1" office:value-type="float" office:value="1.23004915503779" calcext:value-type="float">
            <text:p>1.2300491550377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336000" calcext:value-type="float">
            <text:p>20336000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00412</text:p>
          </table:table-cell>
          <table:table-cell table:style-name="ce1" office:value-type="float" office:value="-0.858301912260197" calcext:value-type="float">
            <text:p>-0.858301912260197</text:p>
          </table:table-cell>
          <table:table-cell table:style-name="ce1" office:value-type="float" office:value="1507.66353599603" calcext:value-type="float">
            <text:p>1507.66353599603</text:p>
          </table:table-cell>
          <table:table-cell table:style-name="ce1" office:value-type="float" office:value="402.82429887831" calcext:value-type="float">
            <text:p>402.8242988783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0328000" calcext:value-type="float">
            <text:p>2032800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0 231918</text:p>
          </table:table-cell>
          <table:table-cell table:style-name="ce1" office:value-type="float" office:value="-0.283182712712733" calcext:value-type="float">
            <text:p>-0.283182712712733</text:p>
          </table:table-cell>
          <table:table-cell table:style-name="ce1" office:value-type="float" office:value="1973.93309967367" calcext:value-type="float">
            <text:p>1973.93309967367</text:p>
          </table:table-cell>
          <table:table-cell table:style-name="ce1" office:value-type="float" office:value="426.645073713866" calcext:value-type="float">
            <text:p>426.64507371386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293333.3333333" calcext:value-type="float">
            <text:p>20293333.333333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02508</text:p>
          </table:table-cell>
          <table:table-cell table:style-name="ce1" office:value-type="float" office:value="-0.972583708602293" calcext:value-type="float">
            <text:p>-0.972583708602293</text:p>
          </table:table-cell>
          <table:table-cell table:style-name="ce1" office:value-type="float" office:value="296.225260765425" calcext:value-type="float">
            <text:p>296.225260765425</text:p>
          </table:table-cell>
          <table:table-cell table:style-name="ce1" office:value-type="float" office:value="146.849487953308" calcext:value-type="float">
            <text:p>146.84948795330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272000" calcext:value-type="float">
            <text:p>20272000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21459</text:p>
          </table:table-cell>
          <table:table-cell table:style-name="ce1" office:value-type="float" office:value="-0.818424649011231" calcext:value-type="float">
            <text:p>-0.818424649011231</text:p>
          </table:table-cell>
          <table:table-cell table:style-name="ce1" office:value-type="float" office:value="1939.94851005093" calcext:value-type="float">
            <text:p>1939.94851005093</text:p>
          </table:table-cell>
          <table:table-cell table:style-name="ce1" office:value-type="float" office:value="253.635380722017" calcext:value-type="float">
            <text:p>253.63538072201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261333.3333333" calcext:value-type="float">
            <text:p>20261333.3333333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0 234318</text:p>
          </table:table-cell>
          <table:table-cell table:style-name="ce1" office:value-type="float" office:value="-0.0766237154137343" calcext:value-type="float">
            <text:p>-0.076623715413734</text:p>
          </table:table-cell>
          <table:table-cell table:style-name="ce1" office:value-type="float" office:value="2076.93526810765" calcext:value-type="float">
            <text:p>2076.93526810765</text:p>
          </table:table-cell>
          <table:table-cell table:style-name="ce1" office:value-type="float" office:value="419.593698827084" calcext:value-type="float">
            <text:p>419.59369882708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210666.6666667" calcext:value-type="float">
            <text:p>20210666.6666667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0 235651</text:p>
          </table:table-cell>
          <table:table-cell table:style-name="ce1" office:value-type="float" office:value="-0.125632590638238" calcext:value-type="float">
            <text:p>-0.125632590638238</text:p>
          </table:table-cell>
          <table:table-cell table:style-name="ce1" office:value-type="float" office:value="2091.86558497828" calcext:value-type="float">
            <text:p>2091.86558497828</text:p>
          </table:table-cell>
          <table:table-cell table:style-name="ce1" office:value-type="float" office:value="418.10727522315" calcext:value-type="float">
            <text:p>418.107275223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210666.6666667" calcext:value-type="float">
            <text:p>20210666.6666667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12315</text:p>
          </table:table-cell>
          <table:table-cell table:style-name="ce1" office:value-type="float" office:value="-0.858768411063374" calcext:value-type="float">
            <text:p>-0.858768411063374</text:p>
          </table:table-cell>
          <table:table-cell table:style-name="ce1" office:value-type="float" office:value="1379.21629800083" calcext:value-type="float">
            <text:p>1379.21629800083</text:p>
          </table:table-cell>
          <table:table-cell table:style-name="ce1" office:value-type="float" office:value="483.845477348574" calcext:value-type="float">
            <text:p>483.84547734857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52000" calcext:value-type="float">
            <text:p>20152000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11724</text:p>
          </table:table-cell>
          <table:table-cell table:style-name="ce1" office:value-type="float" office:value="-0.783733068985696" calcext:value-type="float">
            <text:p>-0.783733068985696</text:p>
          </table:table-cell>
          <table:table-cell table:style-name="ce1" office:value-type="float" office:value="2162.08158345274" calcext:value-type="float">
            <text:p>2162.08158345274</text:p>
          </table:table-cell>
          <table:table-cell table:style-name="ce1" office:value-type="float" office:value="221.398702567195" calcext:value-type="float">
            <text:p>221.39870256719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008000" calcext:value-type="float">
            <text:p>20008000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0 235932</text:p>
          </table:table-cell>
          <table:table-cell table:style-name="ce1" office:value-type="float" office:value="-0.193366699734446" calcext:value-type="float">
            <text:p>-0.193366699734446</text:p>
          </table:table-cell>
          <table:table-cell table:style-name="ce1" office:value-type="float" office:value="1822.34135622927" calcext:value-type="float">
            <text:p>1822.34135622927</text:p>
          </table:table-cell>
          <table:table-cell table:style-name="ce1" office:value-type="float" office:value="28.1812245721539" calcext:value-type="float">
            <text:p>28.181224572153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853333.3333333" calcext:value-type="float">
            <text:p>19853333.3333333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05518</text:p>
          </table:table-cell>
          <table:table-cell table:style-name="ce1" office:value-type="float" office:value="-0.999626105434745" calcext:value-type="float">
            <text:p>-0.999626105434745</text:p>
          </table:table-cell>
          <table:table-cell table:style-name="ce1" office:value-type="float" office:value="1545.33677069789" calcext:value-type="float">
            <text:p>1545.33677069789</text:p>
          </table:table-cell>
          <table:table-cell table:style-name="ce1" office:value-type="float" office:value="23.4021788382979" calcext:value-type="float">
            <text:p>23.402178838297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816000" calcext:value-type="float">
            <text:p>19816000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14922</text:p>
          </table:table-cell>
          <table:table-cell table:style-name="ce1" office:value-type="float" office:value="-0.667654425637459" calcext:value-type="float">
            <text:p>-0.667654425637459</text:p>
          </table:table-cell>
          <table:table-cell table:style-name="ce1" office:value-type="float" office:value="1480.13941016045" calcext:value-type="float">
            <text:p>1480.13941016045</text:p>
          </table:table-cell>
          <table:table-cell table:style-name="ce1" office:value-type="float" office:value="26.5650276729641" calcext:value-type="float">
            <text:p>26.565027672964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810666.6666667" calcext:value-type="float">
            <text:p>19810666.6666667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03838</text:p>
          </table:table-cell>
          <table:table-cell table:style-name="ce1" office:value-type="float" office:value="-0.401768116336759" calcext:value-type="float">
            <text:p>-0.401768116336759</text:p>
          </table:table-cell>
          <table:table-cell table:style-name="ce1" office:value-type="float" office:value="1436.56970079642" calcext:value-type="float">
            <text:p>1436.56970079642</text:p>
          </table:table-cell>
          <table:table-cell table:style-name="ce1" office:value-type="float" office:value="593.70433306165" calcext:value-type="float">
            <text:p>593.7043330616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760000" calcext:value-type="float">
            <text:p>1976000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0 231241</text:p>
          </table:table-cell>
          <table:table-cell table:style-name="ce1" office:value-type="float" office:value="-0.600052687204152" calcext:value-type="float">
            <text:p>-0.600052687204152</text:p>
          </table:table-cell>
          <table:table-cell table:style-name="ce1" office:value-type="float" office:value="1742.20184953594" calcext:value-type="float">
            <text:p>1742.20184953594</text:p>
          </table:table-cell>
          <table:table-cell table:style-name="ce1" office:value-type="float" office:value="575.78437162828" calcext:value-type="float">
            <text:p>575.784371628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696000" calcext:value-type="float">
            <text:p>19696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0 234110</text:p>
          </table:table-cell>
          <table:table-cell table:style-name="ce1" office:value-type="float" office:value="-0.362602491072903" calcext:value-type="float">
            <text:p>-0.362602491072903</text:p>
          </table:table-cell>
          <table:table-cell table:style-name="ce1" office:value-type="float" office:value="2448.86567360818" calcext:value-type="float">
            <text:p>2448.86567360818</text:p>
          </table:table-cell>
          <table:table-cell table:style-name="ce1" office:value-type="float" office:value="335.613197304294" calcext:value-type="float">
            <text:p>335.61319730429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664000" calcext:value-type="float">
            <text:p>1966400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01319</text:p>
          </table:table-cell>
          <table:table-cell table:style-name="ce1" office:value-type="float" office:value="-0.408098343263536" calcext:value-type="float">
            <text:p>-0.408098343263536</text:p>
          </table:table-cell>
          <table:table-cell table:style-name="ce1" office:value-type="float" office:value="1497.54944935005" calcext:value-type="float">
            <text:p>1497.54944935005</text:p>
          </table:table-cell>
          <table:table-cell table:style-name="ce1" office:value-type="float" office:value="10.1695372002776" calcext:value-type="float">
            <text:p>10.169537200277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570666.6666667" calcext:value-type="float">
            <text:p>19570666.666666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05218</text:p>
          </table:table-cell>
          <table:table-cell table:style-name="ce1" office:value-type="float" office:value="-0.801202934177979" calcext:value-type="float">
            <text:p>-0.801202934177979</text:p>
          </table:table-cell>
          <table:table-cell table:style-name="ce1" office:value-type="float" office:value="1324.02440602213" calcext:value-type="float">
            <text:p>1324.02440602213</text:p>
          </table:table-cell>
          <table:table-cell table:style-name="ce1" office:value-type="float" office:value="655.37831367618" calcext:value-type="float">
            <text:p>655.378313676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565333.3333333" calcext:value-type="float">
            <text:p>19565333.3333333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02257</text:p>
          </table:table-cell>
          <table:table-cell table:style-name="ce1" office:value-type="float" office:value="-0.901951319074309" calcext:value-type="float">
            <text:p>-0.901951319074309</text:p>
          </table:table-cell>
          <table:table-cell table:style-name="ce1" office:value-type="float" office:value="2627.87895114009" calcext:value-type="float">
            <text:p>2627.87895114009</text:p>
          </table:table-cell>
          <table:table-cell table:style-name="ce1" office:value-type="float" office:value="436.454824239747" calcext:value-type="float">
            <text:p>436.45482423974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528000" calcext:value-type="float">
            <text:p>19528000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01104</text:p>
          </table:table-cell>
          <table:table-cell table:style-name="ce1" office:value-type="float" office:value="-0.0978168268816593" calcext:value-type="float">
            <text:p>-0.097816826881659</text:p>
          </table:table-cell>
          <table:table-cell table:style-name="ce1" office:value-type="float" office:value="1254.90919483097" calcext:value-type="float">
            <text:p>1254.90919483097</text:p>
          </table:table-cell>
          <table:table-cell table:style-name="ce1" office:value-type="float" office:value="626.904923791889" calcext:value-type="float">
            <text:p>626.90492379188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490666.6666667" calcext:value-type="float">
            <text:p>19490666.6666667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05320</text:p>
          </table:table-cell>
          <table:table-cell table:style-name="ce1" office:value-type="float" office:value="-0.660932276011293" calcext:value-type="float">
            <text:p>-0.660932276011293</text:p>
          </table:table-cell>
          <table:table-cell table:style-name="ce1" office:value-type="float" office:value="1617.73529839767" calcext:value-type="float">
            <text:p>1617.73529839767</text:p>
          </table:table-cell>
          <table:table-cell table:style-name="ce1" office:value-type="float" office:value="411.592785331663" calcext:value-type="float">
            <text:p>411.59278533166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464000" calcext:value-type="float">
            <text:p>1946400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00303</text:p>
          </table:table-cell>
          <table:table-cell table:style-name="ce1" office:value-type="float" office:value="-0.0995997119938173" calcext:value-type="float">
            <text:p>-0.099599711993817</text:p>
          </table:table-cell>
          <table:table-cell table:style-name="ce1" office:value-type="float" office:value="209.416341229396" calcext:value-type="float">
            <text:p>209.416341229396</text:p>
          </table:table-cell>
          <table:table-cell table:style-name="ce1" office:value-type="float" office:value="101.994107751491" calcext:value-type="float">
            <text:p>101.99410775149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370666.6666667" calcext:value-type="float">
            <text:p>19370666.6666667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00030</text:p>
          </table:table-cell>
          <table:table-cell table:style-name="ce1" office:value-type="float" office:value="-0.322632054374026" calcext:value-type="float">
            <text:p>-0.322632054374026</text:p>
          </table:table-cell>
          <table:table-cell table:style-name="ce1" office:value-type="float" office:value="1047.18321268239" calcext:value-type="float">
            <text:p>1047.18321268239</text:p>
          </table:table-cell>
          <table:table-cell table:style-name="ce1" office:value-type="float" office:value="2.56308369658461" calcext:value-type="float">
            <text:p>2.5630836965846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285333.3333333" calcext:value-type="float">
            <text:p>19285333.3333333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01615</text:p>
          </table:table-cell>
          <table:table-cell table:style-name="ce1" office:value-type="float" office:value="-0.142684800773882" calcext:value-type="float">
            <text:p>-0.142684800773882</text:p>
          </table:table-cell>
          <table:table-cell table:style-name="ce1" office:value-type="float" office:value="2812.69629141407" calcext:value-type="float">
            <text:p>2812.69629141407</text:p>
          </table:table-cell>
          <table:table-cell table:style-name="ce1" office:value-type="float" office:value="78.0874779939274" calcext:value-type="float">
            <text:p>78.087477993927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130666.6666667" calcext:value-type="float">
            <text:p>19130666.6666667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22739</text:p>
          </table:table-cell>
          <table:table-cell table:style-name="ce1" office:value-type="float" office:value="-0.0874652334420804" calcext:value-type="float">
            <text:p>-0.08746523344208</text:p>
          </table:table-cell>
          <table:table-cell table:style-name="ce1" office:value-type="float" office:value="2664.29682439044" calcext:value-type="float">
            <text:p>2664.29682439044</text:p>
          </table:table-cell>
          <table:table-cell table:style-name="ce1" office:value-type="float" office:value="94.2636924592925" calcext:value-type="float">
            <text:p>94.263692459292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061333.3333333" calcext:value-type="float">
            <text:p>19061333.3333333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0 232505</text:p>
          </table:table-cell>
          <table:table-cell table:style-name="ce1" office:value-type="float" office:value="-0.567118266496982" calcext:value-type="float">
            <text:p>-0.567118266496982</text:p>
          </table:table-cell>
          <table:table-cell table:style-name="ce1" office:value-type="float" office:value="2850.61439041233" calcext:value-type="float">
            <text:p>2850.61439041233</text:p>
          </table:table-cell>
          <table:table-cell table:style-name="ce1" office:value-type="float" office:value="283.525734741488" calcext:value-type="float">
            <text:p>283.525734741488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3" office:value-type="float" office:value="19000000" calcext:value-type="float">
            <text:p>1.90E+0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21742</text:p>
          </table:table-cell>
          <table:table-cell table:style-name="ce1" office:value-type="float" office:value="-0.999734128580539" calcext:value-type="float">
            <text:p>-0.999734128580539</text:p>
          </table:table-cell>
          <table:table-cell table:style-name="ce1" office:value-type="float" office:value="2014.62279088531" calcext:value-type="float">
            <text:p>2014.62279088531</text:p>
          </table:table-cell>
          <table:table-cell table:style-name="ce1" office:value-type="float" office:value="999.787205241678" calcext:value-type="float">
            <text:p>999.78720524167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872000" calcext:value-type="float">
            <text:p>18872000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24103</text:p>
          </table:table-cell>
          <table:table-cell table:style-name="ce1" office:value-type="float" office:value="-0.23064290492693" calcext:value-type="float">
            <text:p>-0.23064290492693</text:p>
          </table:table-cell>
          <table:table-cell table:style-name="ce1" office:value-type="float" office:value="2855.02512242501" calcext:value-type="float">
            <text:p>2855.02512242501</text:p>
          </table:table-cell>
          <table:table-cell table:style-name="ce1" office:value-type="float" office:value="554.600160319187" calcext:value-type="float">
            <text:p>554.60016031918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872000" calcext:value-type="float">
            <text:p>18872000</text:p>
          </table:table-cell>
          <table:table-cell table:style-name="ce1"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03436</text:p>
          </table:table-cell>
          <table:table-cell table:style-name="ce1" office:value-type="float" office:value="-0.267624825921272" calcext:value-type="float">
            <text:p>-0.267624825921272</text:p>
          </table:table-cell>
          <table:table-cell table:style-name="ce1" office:value-type="float" office:value="1848.87270403447" calcext:value-type="float">
            <text:p>1848.87270403447</text:p>
          </table:table-cell>
          <table:table-cell table:style-name="ce1" office:value-type="float" office:value="922.652423770942" calcext:value-type="float">
            <text:p>922.65242377094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826666.6666667" calcext:value-type="float">
            <text:p>18826666.6666667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24327</text:p>
          </table:table-cell>
          <table:table-cell table:style-name="ce1" office:value-type="float" office:value="-0.494567383169464" calcext:value-type="float">
            <text:p>-0.494567383169464</text:p>
          </table:table-cell>
          <table:table-cell table:style-name="ce1" office:value-type="float" office:value="2109.66908405146" calcext:value-type="float">
            <text:p>2109.66908405146</text:p>
          </table:table-cell>
          <table:table-cell table:style-name="ce1" office:value-type="float" office:value="999.438433641998" calcext:value-type="float">
            <text:p>999.43843364199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762666.6666667" calcext:value-type="float">
            <text:p>18762666.6666667</text:p>
          </table:table-cell>
          <table:table-cell table:style-name="ce1" office:value-type="float" office:value="104" calcext:value-type="float">
            <text:p>10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0 233801</text:p>
          </table:table-cell>
          <table:table-cell table:style-name="ce1" office:value-type="float" office:value="-0.86749777074001" calcext:value-type="float">
            <text:p>-0.86749777074001</text:p>
          </table:table-cell>
          <table:table-cell table:style-name="ce1" office:value-type="float" office:value="2521.11984270911" calcext:value-type="float">
            <text:p>2521.11984270911</text:p>
          </table:table-cell>
          <table:table-cell table:style-name="ce1" office:value-type="float" office:value="940.440570888939" calcext:value-type="float">
            <text:p>940.44057088893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661333.3333333" calcext:value-type="float">
            <text:p>18661333.333333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24210</text:p>
          </table:table-cell>
          <table:table-cell table:style-name="ce1" office:value-type="float" office:value="-0.999691646601821" calcext:value-type="float">
            <text:p>-0.999691646601821</text:p>
          </table:table-cell>
          <table:table-cell table:style-name="ce1" office:value-type="float" office:value="3283.55162981515" calcext:value-type="float">
            <text:p>3283.55162981515</text:p>
          </table:table-cell>
          <table:table-cell table:style-name="ce1" office:value-type="float" office:value="699.738077724095" calcext:value-type="float">
            <text:p>699.73807772409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8645333.3333333" calcext:value-type="float">
            <text:p>18645333.3333333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0 233434</text:p>
          </table:table-cell>
          <table:table-cell table:style-name="ce1" office:value-type="float" office:value="-0.100632279842102" calcext:value-type="float">
            <text:p>-0.100632279842102</text:p>
          </table:table-cell>
          <table:table-cell table:style-name="ce1" office:value-type="float" office:value="3246.35655362139" calcext:value-type="float">
            <text:p>3246.35655362139</text:p>
          </table:table-cell>
          <table:table-cell table:style-name="ce1" office:value-type="float" office:value="854.389600902796" calcext:value-type="float">
            <text:p>854.38960090279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616000" calcext:value-type="float">
            <text:p>186160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12812</text:p>
          </table:table-cell>
          <table:table-cell table:style-name="ce1" office:value-type="float" office:value="-0.90945764401765" calcext:value-type="float">
            <text:p>-0.90945764401765</text:p>
          </table:table-cell>
          <table:table-cell table:style-name="ce1" office:value-type="float" office:value="3099.96529330271" calcext:value-type="float">
            <text:p>3099.96529330271</text:p>
          </table:table-cell>
          <table:table-cell table:style-name="ce1" office:value-type="float" office:value="176.242468271191" calcext:value-type="float">
            <text:p>176.24246827119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616000" calcext:value-type="float">
            <text:p>18616000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03633</text:p>
          </table:table-cell>
          <table:table-cell table:style-name="ce1" office:value-type="float" office:value="-0.588072791967842" calcext:value-type="float">
            <text:p>-0.588072791967842</text:p>
          </table:table-cell>
          <table:table-cell table:style-name="ce1" office:value-type="float" office:value="3038.69556278262" calcext:value-type="float">
            <text:p>3038.69556278262</text:p>
          </table:table-cell>
          <table:table-cell table:style-name="ce1" office:value-type="float" office:value="785.769691128242" calcext:value-type="float">
            <text:p>785.76969112824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597333.3333333" calcext:value-type="float">
            <text:p>18597333.3333333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10328</text:p>
          </table:table-cell>
          <table:table-cell table:style-name="ce1" office:value-type="float" office:value="-0.999993730485098" calcext:value-type="float">
            <text:p>-0.999993730485098</text:p>
          </table:table-cell>
          <table:table-cell table:style-name="ce1" office:value-type="float" office:value="3732.71418259372" calcext:value-type="float">
            <text:p>3732.71418259372</text:p>
          </table:table-cell>
          <table:table-cell table:style-name="ce1" office:value-type="float" office:value="959.335764812962" calcext:value-type="float">
            <text:p>959.33576481296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450666.6666667" calcext:value-type="float">
            <text:p>18450666.6666667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14006</text:p>
          </table:table-cell>
          <table:table-cell table:style-name="ce1" office:value-type="float" office:value="-0.727400865357948" calcext:value-type="float">
            <text:p>-0.727400865357948</text:p>
          </table:table-cell>
          <table:table-cell table:style-name="ce1" office:value-type="float" office:value="3589.13960434041" calcext:value-type="float">
            <text:p>3589.13960434041</text:p>
          </table:table-cell>
          <table:table-cell table:style-name="ce1" office:value-type="float" office:value="999.484384150139" calcext:value-type="float">
            <text:p>999.48438415013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426666.6666667" calcext:value-type="float">
            <text:p>18426666.6666667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0 232359</text:p>
          </table:table-cell>
          <table:table-cell table:style-name="ce1" office:value-type="float" office:value="-0.76399204449117" calcext:value-type="float">
            <text:p>-0.76399204449117</text:p>
          </table:table-cell>
          <table:table-cell table:style-name="ce1" office:value-type="float" office:value="3636.8759627918" calcext:value-type="float">
            <text:p>3636.8759627918</text:p>
          </table:table-cell>
          <table:table-cell table:style-name="ce1" office:value-type="float" office:value="190.471097022295" calcext:value-type="float">
            <text:p>190.47109702229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418666.6666667" calcext:value-type="float">
            <text:p>18418666.666666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01407</text:p>
          </table:table-cell>
          <table:table-cell table:style-name="ce1" office:value-type="float" office:value="-0.242271652827598" calcext:value-type="float">
            <text:p>-0.242271652827598</text:p>
          </table:table-cell>
          <table:table-cell table:style-name="ce1" office:value-type="float" office:value="2127.05239706308" calcext:value-type="float">
            <text:p>2127.05239706308</text:p>
          </table:table-cell>
          <table:table-cell table:style-name="ce1" office:value-type="float" office:value="365.061486888257" calcext:value-type="float">
            <text:p>365.0614868882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330666.6666667" calcext:value-type="float">
            <text:p>18330666.6666667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04153</text:p>
          </table:table-cell>
          <table:table-cell table:style-name="ce1" office:value-type="float" office:value="-0.955229613462857" calcext:value-type="float">
            <text:p>-0.955229613462857</text:p>
          </table:table-cell>
          <table:table-cell table:style-name="ce1" office:value-type="float" office:value="1247.0252357076" calcext:value-type="float">
            <text:p>1247.0252357076</text:p>
          </table:table-cell>
          <table:table-cell table:style-name="ce1" office:value-type="float" office:value="304.386340065959" calcext:value-type="float">
            <text:p>304.3863400659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330666.6666667" calcext:value-type="float">
            <text:p>18330666.6666667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15533</text:p>
          </table:table-cell>
          <table:table-cell table:style-name="ce1" office:value-type="float" office:value="-0.408995170630177" calcext:value-type="float">
            <text:p>-0.408995170630177</text:p>
          </table:table-cell>
          <table:table-cell table:style-name="ce1" office:value-type="float" office:value="3810.34483180536" calcext:value-type="float">
            <text:p>3810.34483180536</text:p>
          </table:table-cell>
          <table:table-cell table:style-name="ce1" office:value-type="float" office:value="255.573771770397" calcext:value-type="float">
            <text:p>255.57377177039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266666.6666667" calcext:value-type="float">
            <text:p>18266666.6666667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24636</text:p>
          </table:table-cell>
          <table:table-cell table:style-name="ce1" office:value-type="float" office:value="-0.655305562981064" calcext:value-type="float">
            <text:p>-0.655305562981064</text:p>
          </table:table-cell>
          <table:table-cell table:style-name="ce1" office:value-type="float" office:value="4149.04031389461" calcext:value-type="float">
            <text:p>4149.04031389461</text:p>
          </table:table-cell>
          <table:table-cell table:style-name="ce1" office:value-type="float" office:value="999.720744891006" calcext:value-type="float">
            <text:p>999.72074489100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226666.6666667" calcext:value-type="float">
            <text:p>18226666.6666667</text:p>
          </table:table-cell>
          <table:table-cell table:style-name="ce1" office:value-type="float" office:value="106" calcext:value-type="float">
            <text:p>10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30202</text:p>
          </table:table-cell>
          <table:table-cell table:style-name="ce1" office:value-type="float" office:value="-0.845935166349421" calcext:value-type="float">
            <text:p>-0.845935166349421</text:p>
          </table:table-cell>
          <table:table-cell table:style-name="ce1" office:value-type="float" office:value="4183.37329341823" calcext:value-type="float">
            <text:p>4183.37329341823</text:p>
          </table:table-cell>
          <table:table-cell table:style-name="ce1" office:value-type="float" office:value="503.344929625181" calcext:value-type="float">
            <text:p>503.34492962518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197333.3333333" calcext:value-type="float">
            <text:p>18197333.3333333</text:p>
          </table:table-cell>
          <table:table-cell table:style-name="ce1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0 233859</text:p>
          </table:table-cell>
          <table:table-cell table:style-name="ce1" office:value-type="float" office:value="-0.473933937679976" calcext:value-type="float">
            <text:p>-0.473933937679976</text:p>
          </table:table-cell>
          <table:table-cell table:style-name="ce1" office:value-type="float" office:value="4288.09187248511" calcext:value-type="float">
            <text:p>4288.09187248511</text:p>
          </table:table-cell>
          <table:table-cell table:style-name="ce1" office:value-type="float" office:value="772.568284375651" calcext:value-type="float">
            <text:p>772.56828437565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122666.6666667" calcext:value-type="float">
            <text:p>18122666.6666667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00858</text:p>
          </table:table-cell>
          <table:table-cell table:style-name="ce1" office:value-type="float" office:value="-0.39605899535691" calcext:value-type="float">
            <text:p>-0.39605899535691</text:p>
          </table:table-cell>
          <table:table-cell table:style-name="ce1" office:value-type="float" office:value="2269.38037271076" calcext:value-type="float">
            <text:p>2269.38037271076</text:p>
          </table:table-cell>
          <table:table-cell table:style-name="ce1" office:value-type="float" office:value="103.832148542387" calcext:value-type="float">
            <text:p>103.8321485423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074666.6666667" calcext:value-type="float">
            <text:p>18074666.6666667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0 234627</text:p>
          </table:table-cell>
          <table:table-cell table:style-name="ce1" office:value-type="float" office:value="-0.330996195886594" calcext:value-type="float">
            <text:p>-0.330996195886594</text:p>
          </table:table-cell>
          <table:table-cell table:style-name="ce1" office:value-type="float" office:value="4369.01075433156" calcext:value-type="float">
            <text:p>4369.01075433156</text:p>
          </table:table-cell>
          <table:table-cell table:style-name="ce1" office:value-type="float" office:value="674.207560378592" calcext:value-type="float">
            <text:p>674.20756037859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042666.6666667" calcext:value-type="float">
            <text:p>18042666.6666667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0 232819</text:p>
          </table:table-cell>
          <table:table-cell table:style-name="ce1" office:value-type="float" office:value="-0.718825910812302" calcext:value-type="float">
            <text:p>-0.718825910812302</text:p>
          </table:table-cell>
          <table:table-cell table:style-name="ce1" office:value-type="float" office:value="4805.72979436675" calcext:value-type="float">
            <text:p>4805.72979436675</text:p>
          </table:table-cell>
          <table:table-cell table:style-name="ce1" office:value-type="float" office:value="613.843102779036" calcext:value-type="float">
            <text:p>613.84310277903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765333.3333333" calcext:value-type="float">
            <text:p>17765333.333333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14627</text:p>
          </table:table-cell>
          <table:table-cell table:style-name="ce1" office:value-type="float" office:value="-0.999652775466322" calcext:value-type="float">
            <text:p>-0.999652775466322</text:p>
          </table:table-cell>
          <table:table-cell table:style-name="ce1" office:value-type="float" office:value="4996.90177880789" calcext:value-type="float">
            <text:p>4996.90177880789</text:p>
          </table:table-cell>
          <table:table-cell table:style-name="ce1" office:value-type="float" office:value="968.778233175744" calcext:value-type="float">
            <text:p>968.77823317574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744000" calcext:value-type="float">
            <text:p>17744000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14154</text:p>
          </table:table-cell>
          <table:table-cell table:style-name="ce1" office:value-type="float" office:value="-0.472501829225601" calcext:value-type="float">
            <text:p>-0.472501829225601</text:p>
          </table:table-cell>
          <table:table-cell table:style-name="ce1" office:value-type="float" office:value="4998.19998897865" calcext:value-type="float">
            <text:p>4998.19998897865</text:p>
          </table:table-cell>
          <table:table-cell table:style-name="ce1" office:value-type="float" office:value="999.108300181211" calcext:value-type="float">
            <text:p>999.1083001812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648000" calcext:value-type="float">
            <text:p>1764800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23231</text:p>
          </table:table-cell>
          <table:table-cell table:style-name="ce1" office:value-type="float" office:value="-0.999452504320924" calcext:value-type="float">
            <text:p>-0.999452504320924</text:p>
          </table:table-cell>
          <table:table-cell table:style-name="ce1" office:value-type="float" office:value="4999.57115805132" calcext:value-type="float">
            <text:p>4999.57115805132</text:p>
          </table:table-cell>
          <table:table-cell table:style-name="ce1" office:value-type="float" office:value="991.758150538958" calcext:value-type="float">
            <text:p>991.75815053895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648000" calcext:value-type="float">
            <text:p>17648000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0 233145</text:p>
          </table:table-cell>
          <table:table-cell table:style-name="ce1" office:value-type="float" office:value="-0.59490768477699" calcext:value-type="float">
            <text:p>-0.59490768477699</text:p>
          </table:table-cell>
          <table:table-cell table:style-name="ce1" office:value-type="float" office:value="4601.24406914247" calcext:value-type="float">
            <text:p>4601.24406914247</text:p>
          </table:table-cell>
          <table:table-cell table:style-name="ce1" office:value-type="float" office:value="51.6689001088962" calcext:value-type="float">
            <text:p>51.668900108896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530666.6666667" calcext:value-type="float">
            <text:p>17530666.666666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05739</text:p>
          </table:table-cell>
          <table:table-cell table:style-name="ce1" office:value-type="float" office:value="-0.750676040049337" calcext:value-type="float">
            <text:p>-0.750676040049337</text:p>
          </table:table-cell>
          <table:table-cell table:style-name="ce1" office:value-type="float" office:value="82.3201749667514" calcext:value-type="float">
            <text:p>82.3201749667514</text:p>
          </table:table-cell>
          <table:table-cell table:style-name="ce1" office:value-type="float" office:value="24.3007968763873" calcext:value-type="float">
            <text:p>24.30079687638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466666.6666667" calcext:value-type="float">
            <text:p>17466666.6666667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23903</text:p>
          </table:table-cell>
          <table:table-cell table:style-name="ce1" office:value-type="float" office:value="-0.999708563416696" calcext:value-type="float">
            <text:p>-0.999708563416696</text:p>
          </table:table-cell>
          <table:table-cell table:style-name="ce1" office:value-type="float" office:value="4999.80902645822" calcext:value-type="float">
            <text:p>4999.80902645822</text:p>
          </table:table-cell>
          <table:table-cell table:style-name="ce1" office:value-type="float" office:value="39.3350018049578" calcext:value-type="float">
            <text:p>39.335001804957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253333.3333333" calcext:value-type="float">
            <text:p>17253333.3333333</text:p>
          </table:table-cell>
          <table:table-cell table:style-name="ce1" office:value-type="float" office:value="101" calcext:value-type="float">
            <text:p>10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00458</text:p>
          </table:table-cell>
          <table:table-cell table:style-name="ce1" office:value-type="float" office:value="-0.936541524803764" calcext:value-type="float">
            <text:p>-0.936541524803764</text:p>
          </table:table-cell>
          <table:table-cell table:style-name="ce1" office:value-type="float" office:value="4135.41702910973" calcext:value-type="float">
            <text:p>4135.41702910973</text:p>
          </table:table-cell>
          <table:table-cell table:style-name="ce1" office:value-type="float" office:value="1.06735865998746" calcext:value-type="float">
            <text:p>1.067358659987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149333.3333333" calcext:value-type="float">
            <text:p>17149333.3333333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14440</text:p>
          </table:table-cell>
          <table:table-cell table:style-name="ce1" office:value-type="float" office:value="-0.116785769831221" calcext:value-type="float">
            <text:p>-0.116785769831221</text:p>
          </table:table-cell>
          <table:table-cell table:style-name="ce1" office:value-type="float" office:value="4998.96487623393" calcext:value-type="float">
            <text:p>4998.96487623393</text:p>
          </table:table-cell>
          <table:table-cell table:style-name="ce1" office:value-type="float" office:value="15.9285399419662" calcext:value-type="float">
            <text:p>15.928539941966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808000" calcext:value-type="float">
            <text:p>1680800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0 235440</text:p>
          </table:table-cell>
          <table:table-cell table:style-name="ce1" office:value-type="float" office:value="-0.496475683651796" calcext:value-type="float">
            <text:p>-0.496475683651796</text:p>
          </table:table-cell>
          <table:table-cell table:style-name="ce1" office:value-type="float" office:value="57.6429046461927" calcext:value-type="float">
            <text:p>57.6429046461927</text:p>
          </table:table-cell>
          <table:table-cell table:style-name="ce1" office:value-type="float" office:value="27.5930250483822" calcext:value-type="float">
            <text:p>27.59302504838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218666.6666667" calcext:value-type="float">
            <text:p>14218666.666666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00810</text:p>
          </table:table-cell>
          <table:table-cell table:style-name="ce1" office:value-type="float" office:value="-0.309520705129475" calcext:value-type="float">
            <text:p>-0.309520705129475</text:p>
          </table:table-cell>
          <table:table-cell table:style-name="ce1" office:value-type="float" office:value="69.7396450877295" calcext:value-type="float">
            <text:p>69.7396450877295</text:p>
          </table:table-cell>
          <table:table-cell table:style-name="ce1" office:value-type="float" office:value="6.91829020234435" calcext:value-type="float">
            <text:p>6.9182902023443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162666.6666667" calcext:value-type="float">
            <text:p>13162666.6666667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1 010650</text:p>
          </table:table-cell>
          <table:table-cell table:style-name="ce1" office:value-type="float" office:value="-0.903128041002175" calcext:value-type="float">
            <text:p>-0.903128041002175</text:p>
          </table:table-cell>
          <table:table-cell table:style-name="ce1" office:value-type="float" office:value="11.915988941133" calcext:value-type="float">
            <text:p>11.915988941133</text:p>
          </table:table-cell>
          <table:table-cell table:style-name="ce1" office:value-type="float" office:value="1.3061727008537" calcext:value-type="float">
            <text:p>1.306172700853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11000000" calcext:value-type="float">
            <text:p>1.10E+07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0 232615</text:p>
          </table:table-cell>
          <table:table-cell table:style-name="ce1" office:value-type="float" office:value="0.0204640643729364" calcext:value-type="float">
            <text:p>0.020464064372936</text:p>
          </table:table-cell>
          <table:table-cell table:style-name="ce1" office:value-type="float" office:value="3849.56258239111" calcext:value-type="float">
            <text:p>3849.56258239111</text:p>
          </table:table-cell>
          <table:table-cell table:style-name="ce1" office:value-type="float" office:value="882.304625870674" calcext:value-type="float">
            <text:p>882.30462587067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24000" calcext:value-type="float">
            <text:p>-112400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20910 232946</text:p>
          </table:table-cell>
          <table:table-cell table:style-name="ce1" office:value-type="float" office:value="0.090809782287397" calcext:value-type="float">
            <text:p>0.090809782287397</text:p>
          </table:table-cell>
          <table:table-cell table:style-name="ce1" office:value-type="float" office:value="1507.54401738872" calcext:value-type="float">
            <text:p>1507.54401738872</text:p>
          </table:table-cell>
          <table:table-cell table:style-name="ce1" office:value-type="float" office:value="156.841607603332" calcext:value-type="float">
            <text:p>156.84160760333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24000" calcext:value-type="float">
            <text:p>-112400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6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TComp1" style:display-name="PageStyle_HTCo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45" meta:object-count="0"/>
    <meta:generator>LibreOfficeDev/6.0.5.2$Linux_X86_64 LibreOffice_project/</meta:generator>
  </office:meta>
</office:document-meta>
</file>